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weight="bold" officeooo:rsid="0021568b" officeooo:paragraph-rsid="0021568b" style:font-weight-asian="bold" style:font-weight-complex="bold"/>
    </style:style>
    <style:style style:name="P2" style:family="paragraph" style:parent-style-name="Textkörper_20_Einrückung_20_Organon">
      <style:text-properties fo:font-weight="bold" officeooo:rsid="00223113" officeooo:paragraph-rsid="00223113" style:font-weight-asian="bold" style:font-weight-complex="bold"/>
    </style:style>
    <style:style style:name="P3" style:family="paragraph" style:parent-style-name="Textkörper_20_Einrückung_20_Organon" style:list-style-name="L1">
      <style:text-properties officeooo:rsid="0021568b"/>
    </style:style>
    <style:style style:name="P4" style:family="paragraph" style:parent-style-name="Textkörper_20_Einrückung_20_Organon" style:list-style-name="L1">
      <style:text-properties officeooo:rsid="000f5bf1" officeooo:paragraph-rsid="000f5bf1"/>
    </style:style>
    <style:style style:name="P5" style:family="paragraph" style:parent-style-name="Textkörper_20_Einrückung_20_Organon" style:list-style-name="L1"/>
    <style:style style:name="P6" style:family="paragraph" style:parent-style-name="Textkörper_20_Einrückung_20_Organon">
      <style:text-properties officeooo:paragraph-rsid="00223113"/>
    </style:style>
    <style:style style:name="P7" style:family="paragraph" style:parent-style-name="Textkörper_20_Einrückung_20_Organon">
      <style:text-properties fo:font-weight="normal" officeooo:rsid="002317f2" officeooo:paragraph-rsid="002317f2" style:font-weight-asian="normal" style:font-weight-complex="normal"/>
    </style:style>
    <style:style style:name="P8" style:family="paragraph" style:parent-style-name="Heading_20_3">
      <style:text-properties officeooo:rsid="0021568b" officeooo:paragraph-rsid="0021568b"/>
    </style:style>
    <style:style style:name="T1" style:family="text">
      <style:text-properties officeooo:rsid="00223113"/>
    </style:style>
    <style:style style:name="T2" style:family="text">
      <style:text-properties officeooo:rsid="000f5bf1"/>
    </style:style>
    <style:style style:name="T3" style:family="text">
      <style:text-properties officeooo:rsid="0011364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0">
        <text:h text:style-name="P8" text:outline-level="3">Writer Design</text:h>
        <text:p text:style-name="Textkörper_20_Einrückung_20_Organon"/>
        <text:p text:style-name="P1">Bitte beachten Sie bei der Verwendung von Writer Designs Folgendes:</text:p>
        <text:list xml:id="list153892440028049139" text:style-name="L1">
          <text:list-item>
            <text:p text:style-name="P3">Nach dem Umschalten eines Designs werden die Änderungen erst nach einem Neustart zur Gänze sichtbar.</text:p>
          </text:list-item>
          <text:list-item>
            <text:p text:style-name="P4">Je nach Betriebssystem und systemspezifischen Einstellungen fällt die Darstellung unterschiedlich aus. (Die beste Darstellung liefert m.E. LO unter Windows mit sifr Icons.)</text:p>
          </text:list-item>
          <text:list-item>
            <text:p text:style-name="P5">Weitere gleichzeitig geöffneten Anwendungen (Calc,Draw etc.) einer Sitzung werden</text:p>
            <text:p text:style-name="P5">ebenfalls eingefärbt. Bei Neustart mit deaktiviertem Design werden wieder die Standardfarben genutzt.</text:p>
          </text:list-item>
          <text:list-item>
            <text:p text:style-name="P5">Z.Z. kann bei aktivem Writer Design kein .odt Document via <text:span text:style-name="T1">Rechtsklick und</text:span> "Öffnen mit" durch Writer geöffnet werden, da die Oberfläche von Writer durch Organon nach dem Öffnen geschlossen und erneut gestartet wird. Dabei wird das geladenen Dokument ebenfalls wieder geschlossen.</text:p>
          </text:list-item>
          <text:list-item>
            <text:p text:style-name="P5">Die Seitenleiste wird erst bei geöffnetem Organon Projekt und mit dem ersten Klick auf das Organon Symbol vollständig eingefärbt.</text:p>
          </text:list-item>
          <text:list-item>
            <text:p text:style-name="P5">Änderungen der Dokumentfarben und des Persona (LO) bleiben <text:span text:style-name="T1">auch bei geschlossenem Organon </text:span>bestehen.</text:p>
            <text:p text:style-name="P5">Sie können auf zwei Arten <text:span text:style-name="T1">wieder zurückgesetzt</text:span> werden:</text:p>
            <text:list>
              <text:list-item>
                <text:p text:style-name="P5">via Writer-Menüleiste: Extras/Optionen/Darstellung: Dokumenthintergrund und Hintergrund der Anwendung wieder auf "Automatisch" setzen.</text:p>
                <text:p text:style-name="P5">(LO) Persona über Extras/Optionen/Personalisierung zurücksetzen.</text:p>
              </text:list-item>
              <text:list-item>
                <text:p text:style-name="P5">via Organon: Writer Design aktivieren und die Häkchen bei "nutze Persona" und "färbe Dokument" entfernen. <text:span text:style-name="T2">Writer Design deaktivieren.</text:span></text:p>
              </text:list-item>
            </text:list>
          </text:list-item>
        </text:list>
        <text:p text:style-name="Textkörper_20_Einrückung_20_Organon"/>
        <text:p text:style-name="P2">Funktionsweise:</text:p>
        <text:p text:style-name="P6"><text:span text:style-name="T1">Wie auch beim Organon Design k</text:span>önnen die Farben für den jeweiligen Eintrag angepaßt werden. Änderung<text:span text:style-name="T1">en</text:span> <text:span text:style-name="T1">sind</text:span> nicht permanent und <text:span text:style-name="T1">gehen</text:span> mit der Auswahl eines <text:span text:style-name="T1">anderen </text:span>Designs <text:span text:style-name="T1">verloren</text:span>.</text:p>
        <text:p text:style-name="P2">Um die Bearbeitung zu speichern, muß ein neues Design angelegt werden.</text:p>
        <text:p text:style-name="P2"/>
        <text:p text:style-name="P7">Für eine schnelle Bearbeitung und eine höhere Integrität der Farben kann im jeweiligen Dropdown-Bereich eine Farbe aus dem Organon Design gewählt werden. Wird diese bearbeitet oder von vornherein eine andere gesetzt, so ist in dem Dropdown-Bereich kein Eintrag zu sehen.</text:p>
        <text:p text:style-name="P7"/>
        <text:p text:style-name="P7"><text:soft-page-break/>Mit dem Design wird auch gespeichert, ob ein Persona (nur LO) benutzt oder ob <text:span text:style-name="T2">das </text:span>Schreibdokument <text:span text:style-name="T2">und sein Hintergrund</text:span> ebenfalls eingefärbt werden sollen. Wird auf ein Design umgeschaltet, das Dokumentenfarbe oder Persona nicht aktiviert, wird jeweils auf die Office-Standardeinstellung zurückgesetzt.</text:p>
        <text:p text:style-name="P7"/>
        <text:p text:style-name="P7">Beim Export der Designs werden nur die Namen der Personas, nicht aber die .png Dateien <text:span text:style-name="T2">der Persona </text:span>exportiert. Will man ein solches Design importieren und wieder vollständig nutzen, so m<text:span text:style-name="T3">üssen</text:span> neue Persona mit entsprechende<text:span text:style-name="T3">n</text:span> Namen erstellt werden.</text:p>
        <text:p text:style-name="P2"/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9T12:25:06.019000000</dc:date>
    <meta:editing-duration>P0D</meta:editing-duration>
    <meta:editing-cycles>1</meta:editing-cycles>
    <meta:document-statistic meta:table-count="0" meta:image-count="0" meta:object-count="0" meta:page-count="2" meta:paragraph-count="19" meta:word-count="353" meta:character-count="2519" meta:non-whitespace-character-count="2196"/>
    <meta:generator>LibreOffice/4.4.3.2$Windows_x86 LibreOffice_project/88805f81e9fe61362df02b9941de8e38a9b5fd16</meta:generator>
  </office:meta>
</office:document-meta>
</file>